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Текст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Текст" style:family="paragraph">
      <style:text-properties style:font-name="Courier New" style:font-name-complex="Courier New"/>
    </style:style>
    <style:style style:name="P3" style:parent-style-name="Текст" style:family="paragraph">
      <style:text-properties style:font-name="Courier New" style:font-name-complex="Courier New"/>
    </style:style>
    <style:style style:name="P4" style:parent-style-name="Текст" style:family="paragraph">
      <style:text-properties style:font-name="Courier New" style:font-name-complex="Courier New"/>
    </style:style>
    <style:style style:name="P5" style:parent-style-name="Текст" style:family="paragraph">
      <style:text-properties style:font-name="Courier New" style:font-name-complex="Courier New"/>
    </style:style>
    <style:style style:name="P6" style:parent-style-name="Текст" style:family="paragraph">
      <style:text-properties style:font-name="Courier New" style:font-name-complex="Courier New"/>
    </style:style>
    <style:style style:name="P7" style:parent-style-name="Текст" style:family="paragraph">
      <style:text-properties style:font-name="Courier New" style:font-name-complex="Courier New"/>
    </style:style>
    <style:style style:name="T8" style:parent-style-name="Основнойшрифтабзаца" style:family="text">
      <style:text-properties style:font-name="Courier New" style:font-name-complex="Courier New" fo:font-style="italic" style:font-style-asian="italic"/>
    </style:style>
  </office:automatic-styles>
  <office:body>
    <office:text text:use-soft-page-breaks="true">
      <text:p text:style-name="P1">Сделать общее представление ошибок, с ViewBag.Warning(гатова)</text:p>
      <text:p text:style-name="P2">Доделать наконец ебаный метод добавления товара</text:p>
      <text:p text:style-name="P3">запретитть создание одинаковых логинов и почт(гатова)</text:p>
      <text:p text:style-name="P4">сделать админпанель<text:s/>-+</text:p>
      <text:p text:style-name="P5">сделать вывод по категориям</text:p>
      <text:p text:style-name="P6">Сделать модель регистрации, логина́, покупки, ебануться там атрибуты по типу display, datatype</text:p>
      <text:p text:style-name="P7"/>
      <text:p text:style-name="Текст"><text:span text:style-name="T8">Реализовать систему сообщений от пользователя к пользователю ??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" style:display-name="Текст" style:family="paragraph" style:parent-style-name="Обычный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Основнойшрифтабзаца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6069in" fo:margin-bottom="0.7875in" fo:margin-right="1.6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Кирилл Шамяков .</dc:creator>
    <meta:creation-date>2019-03-30T08:40:00Z</meta:creation-date>
    <dc:date>2019-04-06T14:49:00Z</dc:date>
    <meta:template xlink:href="Normal.dotm" xlink:type="simple"/>
    <meta:editing-cycles>5</meta:editing-cycles>
    <meta:editing-duration>PT300S</meta:editing-duration>
    <meta:document-statistic meta:page-count="1" meta:paragraph-count="1" meta:word-count="56" meta:character-count="375" meta:row-count="2" meta:non-whitespace-character-count="320"/>
  </office:meta>
</office:document-meta>
</file>